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508cm" draw:marker-start-width="0.956cm" draw:marker-end="Arrow" draw:marker-end-width="1.056cm" draw:fill="none" draw:textarea-vertical-align="middle" fo:padding-top="0.373cm" fo:padding-bottom="0.373cm" fo:padding-left="0.498cm" fo:padding-right="0.498cm"/>
    </style:style>
    <style:style style:name="gr2" style:family="graphic" style:parent-style-name="objectwithoutfill">
      <style:graphic-properties svg:stroke-width="0.508cm" draw:marker-start-width="0.805cm" draw:marker-end="Arrow" draw:marker-end-width="0.905cm" draw:fill="none" draw:textarea-vertical-align="middle" fo:padding-top="0.375cm" fo:padding-bottom="0.375cm" fo:padding-left="0.5cm" fo:padding-right="0.5cm"/>
    </style:style>
    <style:style style:name="gr3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4.912cm" fo:padding-top="0.1cm" fo:padding-bottom="0.1cm" fo:padding-left="0.225cm" fo:padding-right="0.225cm"/>
    </style:style>
    <style:style style:name="gr4" style:family="graphic" style:parent-style-name="standard">
      <style:graphic-properties draw:stroke="solid" svg:stroke-width="0.508cm" draw:marker-start-width="0.957cm" draw:marker-end-width="0.957cm" draw:stroke-linejoin="round" draw:fill="solid" draw:fill-color="#cfe7f5" draw:textarea-horizontal-align="justify" draw:textarea-vertical-align="middle" draw:auto-grow-height="false" fo:padding-top="0.374cm" fo:padding-bottom="0.374cm" fo:padding-left="0.499cm" fo:padding-right="0.499cm"/>
    </style:style>
    <style:style style:name="gr5" style:family="graphic" style:parent-style-name="Object_20_with_20_no_20_fill_20_and_20_no_20_line">
      <style:graphic-properties svg:stroke-width="0.508cm" draw:textarea-vertical-align="middle" draw:ole-draw-aspect="1"/>
    </style:style>
    <style:style style:name="gr6" style:family="graphic" style:parent-style-name="standard">
      <style:graphic-properties draw:stroke="none" svg:stroke-width="0.508cm"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508cm" draw:marker-start-width="0.579cm" draw:marker-end-width="0.579cm" draw:fill="none" draw:textarea-horizontal-align="justify" draw:textarea-vertical-align="middle" draw:auto-grow-height="false" fo:padding-top="0.375cm" fo:padding-bottom="0.375cm" fo:padding-left="0.5cm" fo:padding-right="0.5cm"/>
    </style:style>
    <style:style style:name="gr8" style:family="graphic" style:parent-style-name="standard">
      <style:graphic-properties draw:stroke="none" svg:stroke-width="0.508cm" svg:stroke-color="#3465a4" draw:marker-start-width="0.729cm" draw:marker-end-width="0.729cm" draw:fill="solid" draw:fill-color="#ffffff" draw:auto-grow-height="true" draw:auto-grow-width="false" fo:max-height="0cm" fo:min-height="5.87cm" fo:padding-top="0.1cm" fo:padding-bottom="0.1cm" fo:padding-left="0.225cm" fo:padding-right="0.225cm"/>
    </style:style>
    <style:style style:name="gr9" style:family="graphic" style:parent-style-name="objectwithoutfill">
      <style:graphic-properties svg:stroke-width="0.559cm" draw:marker-start-width="1.032cm" draw:marker-end="Arrow" draw:marker-end-width="1.132cm" draw:fill="none" draw:textarea-vertical-align="middle" fo:padding-top="0.398cm" fo:padding-bottom="0.398cm" fo:padding-left="0.523cm" fo:padding-right="0.523cm"/>
    </style:style>
    <style:style style:name="gr10" style:family="graphic" style:parent-style-name="standard">
      <style:graphic-properties draw:stroke="none" svg:stroke-width="0.508cm" svg:stroke-color="#3465a4" draw:marker-start-width="0.73cm" draw:marker-end-width="0.73cm" draw:fill="solid" draw:fill-color="#ffffff" draw:auto-grow-height="true" draw:auto-grow-width="false" fo:max-height="0cm" fo:min-height="4.911cm" fo:padding-top="0.1cm" fo:padding-bottom="0.1cm" fo:padding-left="0.225cm" fo:padding-right="0.225cm"/>
    </style:style>
    <style:style style:name="gr11" style:family="graphic" style:parent-style-name="standard">
      <style:graphic-properties draw:stroke="solid" svg:stroke-width="0.508cm" draw:marker-start-width="0.957cm" draw:marker-end-width="0.957cm" draw:stroke-linejoin="round" draw:fill="none" draw:textarea-horizontal-align="justify" draw:textarea-vertical-align="middle" draw:auto-grow-height="false" fo:padding-top="0.374cm" fo:padding-bottom="0.374cm" fo:padding-left="0.499cm" fo:padding-right="0.499cm"/>
    </style:style>
    <style:style style:name="gr12" style:family="graphic" style:parent-style-name="standard">
      <style:graphic-properties draw:stroke="none" svg:stroke-width="0.508cm" svg:stroke-color="#3465a4" draw:marker-start-width="0.729cm" draw:marker-end-width="0.729cm" draw:fill="solid" draw:fill-color="#ffffff" draw:auto-grow-height="true" draw:auto-grow-width="false" fo:max-height="0cm" fo:min-height="5.242cm" fo:padding-top="0.1cm" fo:padding-bottom="0.1cm" fo:padding-left="0.225cm" fo:padding-right="0.225cm"/>
    </style:style>
    <style:style style:name="gr13" style:family="graphic" style:parent-style-name="standard">
      <style:graphic-properties draw:stroke="none" svg:stroke-width="0.508cm" svg:stroke-color="#3465a4" draw:marker-start-width="0.729cm" draw:marker-end-width="0.729cm" draw:fill="solid" draw:fill-color="#ffffff" draw:auto-grow-height="true" draw:auto-grow-width="false" fo:max-height="0cm" fo:min-height="4.926cm" fo:padding-top="0.1cm" fo:padding-bottom="0.1cm" fo:padding-left="0.225cm" fo:padding-right="0.22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18.659cm"/>
    </style:style>
    <style:style style:name="pr3" style:family="presentation" style:parent-style-name="Default-outline1">
      <style:graphic-properties fo:min-height="64.565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text-align="center"/>
    </style:style>
    <style:style style:name="P3" style:family="paragraph">
      <style:text-properties fo:font-size="76pt" style:font-size-asian="76pt" style:font-size-complex="76pt"/>
    </style:style>
    <style:style style:name="P4" style:family="paragraph">
      <style:text-properties fo:font-size="76pt" fo:font-weight="bold" style:font-size-asian="76pt" style:font-weight-asian="bold" style:font-size-complex="76pt" style:font-weight-complex="bold"/>
    </style:style>
    <style:style style:name="P5" style:family="paragraph">
      <style:paragraph-properties fo:text-align="center"/>
      <style:text-properties fo:font-size="76pt" fo:font-weight="bold" style:font-size-asian="76pt" style:font-weight-asian="bold" style:font-size-complex="76pt" style:font-weight-complex="bold"/>
    </style:style>
    <style:style style:name="T1" style:family="text">
      <style:text-properties fo:font-size="76pt" fo:font-weight="bold" style:font-size-asian="76pt" style:font-weight-asian="bold" style:font-size-complex="7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line" svg:x1="88.767cm" svg:y1="50.939cm" svg:x2="51.648cm" svg:y2="77.875cm" draw:start-shape="id1" draw:start-glue-point="2" draw:end-shape="id2" draw:end-glue-point="0" svg:d="M88767 50939l-37119 26936" svg:viewBox="0 0 37120 26937">
          <text:p/>
        </draw:connector>
        <draw:connector draw:style-name="gr2" draw:text-style-name="P2" draw:layer="layout" svg:x1="82.762cm" svg:y1="91.388cm" svg:x2="116.152cm" svg:y2="94.72cm" draw:start-shape="id2" draw:start-glue-point="1" draw:end-shape="id3" svg:d="M82762 91388h16695v3332h16695" svg:viewBox="0 0 33391 3333">
          <text:p/>
        </draw:connector>
        <draw:frame draw:style-name="gr3" draw:text-style-name="P4" draw:layer="layout" svg:width="28.482cm" svg:height="5.112cm" svg:x="65.746cm" svg:y="57.633cm">
          <draw:text-box>
            <text:p text:style-name="P3"><text:span text:style-name="T1">Embeddings <text:s text:c="2"/></text:span></text:p>
          </draw:text-box>
        </draw:frame>
        <draw:custom-shape draw:style-name="gr4" draw:text-style-name="P5" xml:id="id4" draw:id="id4" draw:layer="layout" svg:width="32.752cm" svg:height="27.023cm" draw:transform="skewX (-0.00122173047639603) rotate (-0.0012217304763962) translate (122.567cm 21.63cm)">
          <text:p text:style-name="P2"><text:span text:style-name="T1"><text:s text:c="15"/></text:span></text:p>
          <text:p text:style-name="P2"><text:span text:style-name="T1"/></text:p>
          <text:p text:style-name="P2"><text:span text:style-name="T1">Global Features</text:span></text:p>
          <text:p text:style-name="P2"><text:span text:style-name="T1">Of peptide</text:span></text:p>
          <text:p text:style-name="P2"><text:span text:style-name="T1">(44) 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2032.98123916128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g>
          <draw:frame draw:style-name="gr5" draw:text-style-name="P2" draw:layer="layout" svg:width="44.151cm" svg:height="16.436cm" svg:x="65.92cm" svg:y="23.91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custom-shape draw:style-name="gr6" draw:text-style-name="P2" draw:layer="layout" svg:width="64.08cm" svg:height="32.754cm" svg:x="61.939cm" svg:y="18.1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xml:id="id1" draw:id="id1" draw:layer="layout" svg:width="47.437cm" svg:height="27.027cm" svg:x="65.049cm" svg:y="23.912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equence </text:span><text:span text:style-name="T1"><text:line-break/></text:span><text:span text:style-name="T1">(20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" draw:text-style-name="P1" draw:layer="layout" draw:type="line" svg:x1="137.678cm" svg:y1="48.681cm" svg:x2="189.865cm" svg:y2="63.275cm" draw:start-shape="id4" draw:start-glue-point="7" draw:end-shape="id5" draw:end-glue-point="3" svg:d="M137678 48681l52187 14594" svg:viewBox="0 0 52188 14595">
          <text:p/>
        </draw:connector>
        <draw:frame draw:style-name="gr8" draw:text-style-name="P5" draw:layer="layout" svg:width="20.559cm" svg:height="6.07cm" svg:x="85.512cm" svg:y="86.64cm">
          <draw:text-box>
            <text:p text:style-name="P2"><text:span text:style-name="T1">1D convolution</text:span></text:p>
          </draw:text-box>
        </draw:frame>
        <draw:g xml:id="id6" draw:id="id6">
          <draw:frame draw:style-name="gr5" draw:text-style-name="P2" draw:layer="layout" svg:width="39.874cm" svg:height="10.293cm" svg:x="17.48cm" svg:y="28.318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custom-shape draw:style-name="gr6" draw:text-style-name="P2" draw:layer="layout" svg:width="64.08cm" svg:height="32.755cm" svg:x="10.22cm" svg:y="17.8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47.437cm" svg:height="27.027cm" svg:x="13.33cm" svg:y="23.566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Residue level thermodynamic</text:span><text:span text:style-name="T1"><text:line-break/></text:span><text:span text:style-name="T1">features <text:s/>(3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1" draw:layer="layout" draw:type="line" svg:x1="42.26cm" svg:y1="50.593cm" svg:x2="51.648cm" svg:y2="77.875cm" draw:start-shape="id6" draw:end-shape="id2" draw:end-glue-point="0" svg:d="M42260 50593l9388 27282" svg:viewBox="0 0 9389 27283">
          <text:p/>
        </draw:connector>
        <draw:g xml:id="id2" draw:id="id2">
          <draw:frame draw:style-name="gr5" draw:text-style-name="P2" draw:layer="layout" svg:width="58.311cm" svg:height="16.445cm" svg:x="22.313cm" svg:y="79.852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custom-shape draw:style-name="gr7" draw:text-style-name="P5" draw:layer="layout" svg:width="62.228cm" svg:height="27.027cm" svg:x="20.534cm" svg:y="77.875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equence </text:span><text:span text:style-name="T1"><text:line-break/></text:span><text:span text:style-name="T1">(9 x Length x 1) 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0" draw:text-style-name="P4" draw:layer="layout" svg:width="28.482cm" svg:height="5.111cm" svg:x="40.696cm" svg:y="69.853cm">
          <draw:text-box>
            <text:p text:style-name="P3"><text:span text:style-name="T1">concatenate <text:s text:c="2"/></text:span></text:p>
          </draw:text-box>
        </draw:frame>
        <draw:custom-shape draw:style-name="gr11" draw:text-style-name="P5" xml:id="id3" draw:id="id3" draw:layer="layout" svg:width="35.6cm" svg:height="15.684cm" draw:transform="skewX (-0.00139626340159546) rotate (-0.0012217304763962) translate (116.152cm 86.878cm)">
          <text:p text:style-name="P2"><text:span text:style-name="T1"><text:s text:c="16"/></text:span><text:span text:style-name="T1">(1 x Length </text:span><text:span text:style-name="T1"><text:line-break/></text:span><text:span text:style-name="T1"> <text:s text:c="6"/>x 256)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14960.972122945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2" draw:text-style-name="P2" draw:layer="layout" svg:x1="151.755cm" svg:y1="94.764cm" svg:x2="189.865cm" svg:y2="63.275cm" draw:start-shape="id3" draw:start-glue-point="1" draw:end-shape="id5" draw:end-glue-point="3" svg:d="M151755 94764h19055v-31489h19055" svg:viewBox="0 0 38111 31490">
          <text:p/>
        </draw:connector>
        <draw:frame draw:style-name="gr12" draw:text-style-name="P5" draw:layer="layout" svg:width="29.552cm" svg:height="6.205cm" svg:x="157.392cm" svg:y="89.322cm">
          <draw:text-box>
            <text:p text:style-name="P2"><text:span text:style-name="T1">Global avg/maxpooling</text:span></text:p>
          </draw:text-box>
        </draw:frame>
        <draw:g xml:id="id5" draw:id="id5">
          <draw:custom-shape draw:style-name="gr7" draw:text-style-name="P5" draw:layer="layout" svg:width="5.713cm" svg:height="79.265cm" svg:x="189.865cm" svg:y="23.643cm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3" draw:text-style-name="P5" draw:layer="layout" svg:width="20.559cm" svg:height="5.126cm" svg:x="183.359cm" svg:y="14.478cm">
          <draw:text-box>
            <text:p text:style-name="P2"><text:span text:style-name="T1">Dense layers</text:span></text:p>
          </draw:text-box>
        </draw:frame>
        <draw:connector draw:style-name="gr2" draw:text-style-name="P1" draw:layer="layout" draw:type="line" svg:x1="195.578cm" svg:y1="63.275cm" svg:x2="207.097cm" svg:y2="63.26cm" draw:start-shape="id5" draw:start-glue-point="1" svg:d="M195578 63275l11519-15" svg:viewBox="0 0 11520 16">
          <text:p/>
        </draw:connector>
        <draw:frame draw:style-name="gr13" draw:text-style-name="P5" draw:layer="layout" svg:width="20.559cm" svg:height="6.205cm" svg:x="199.405cm" svg:y="56.134cm">
          <draw:text-box>
            <text:p text:style-name="P2"><text:span text:style-name="T1">Cell Pentrating</text:span></text:p>
            <text:p text:style-name="P2"><text:span text:style-name="T1">Or Not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01.16cm" svg:height="18.659cm" svg:x="11.176cm" svg:y="4.454cm" presentation:class="title" presentation:placeholder="true">
          <draw:text-box/>
        </draw:frame>
        <draw:frame presentation:style-name="pr3" draw:layer="layout" svg:width="201.16cm" svg:height="64.815cm" svg:x="11.176cm" svg:y="26.151cm" presentation:class="outline" presentation:placeholder="true">
          <draw:text-box/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66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0.19999694824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2.128cm" fo:text-indent="0cm"/>
      <style:text-properties fo:font-size="148.89999389648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596cm" fo:text-indent="0cm"/>
      <style:text-properties fo:font-size="127.599998474121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1.064cm" fo:text-indent="0cm"/>
      <style:text-properties fo:font-size="106.40000152587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532cm" fo:text-indent="0cm"/>
      <style:text-properties fo:font-size="106.40000152587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532cm" fo:text-indent="0cm"/>
      <style:text-properties fo:font-size="106.40000152587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532cm" fo:text-indent="0cm"/>
      <style:text-properties fo:font-size="106.40000152587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532cm" fo:text-indent="0cm"/>
      <style:text-properties fo:font-size="106.40000152587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532cm" fo:text-indent="0cm"/>
      <style:text-properties fo:font-size="106.40000152587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4.1000061035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23.52cm" fo:page-height="111.7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01.16cm" svg:height="18.659cm" svg:x="11.176cm" svg:y="4.454cm" presentation:class="title" presentation:placeholder="true">
        <draw:text-box/>
      </draw:frame>
      <draw:frame presentation:style-name="Default-outline1" draw:layer="backgroundobjects" svg:width="201.16cm" svg:height="64.815cm" svg:x="11.176cm" svg:y="26.151cm" presentation:class="outline" presentation:placeholder="true">
        <draw:text-box/>
      </draw:frame>
      <draw:frame presentation:style-name="Mpr1" draw:text-style-name="MP1" draw:layer="backgroundobjects" svg:width="52.072cm" svg:height="7.706cm" svg:x="11.176cm" svg:y="101.813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70.848cm" svg:height="7.706cm" svg:x="76.443cm" svg:y="101.813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52.072cm" svg:height="7.706cm" svg:x="160.263cm" svg:y="101.813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6T16:19:52.158433715</meta:creation-date>
    <dc:date>2017-11-20T16:44:51.608902988</dc:date>
    <meta:editing-duration>P4DT9M48S</meta:editing-duration>
    <meta:editing-cycles>1</meta:editing-cycles>
    <meta:document-statistic meta:object-count="54"/>
    <meta:generator>LibreOffice/4.2.8.2$Linux_X86_64 LibreOffice_project/420m0$Build-2</meta:generator>
  </office:meta>
</office:document-meta>
</file>

<file path=Object 1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 mathvariant="italic">amino</mi>
                <mi mathvariant="italic">acid</mi>
                <mi>A</mi>
              </mrow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amino</mi>
                <mi mathvariant="italic">acid</mi>
                <mi>B</mi>
              </mrow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amino</mi>
                <mi mathvariant="italic">acid</mi>
                <mi>C</mi>
              </mrow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row>
                <mi mathvariant="italic">amino</mi>
                <mi mathvariant="italic">acid</mi>
                <mi>D</mi>
              </mrow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amino acid A # 1 # 0 # 0 # 0 # 0 # 0 #{dotsaxis} ## amino acid B  # 0 # 1 # 0 # 0 # 0 # 0 #{dotsaxis} ## amino acid C # 0 # 0 # 1 # 0 # 1 # 1 #{dotsaxis} ## amino acid D  # 0 # 0 # 0 # 1 # 0 # 0 #{dotsaxis} ##  {dotsvert} # {dotsvert} # {dotsvert} # {dotsvert} #{dotsvert} # {dotsvert} # {dotsvert} #{dotsdown} }right]

</annotation>
  </semantics>
</math>
</file>

<file path=Object 2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 mathvariant="italic">embeddings</mi>
                <mi>A</mi>
              </mrow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mbeddings</mi>
                <mi>B</mi>
              </mrow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embddings</mi>
                <mi>C</mi>
              </mrow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  <mtr>
            <mtd>
              <mrow>
                <mi mathvariant="italic">thermodynamics</mi>
                <mi mathvariant="italic">features</mi>
                <mi>A</mi>
              </mrow>
            </mtd>
            <mtd>
              <mn>0</mn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⋮</mo>
            </mtd>
            <mtd>
              <mo stretchy="false">⋱</mo>
            </mtd>
          </mtr>
        </mtable>
      </mrow>
      <mo fence="true" stretchy="true">]</mo>
    </mrow>
    <annotation encoding="StarMath 5.0">left[matrix{ embeddings A # 1 # 0 # 0 # 0 # 0 # 0 #{dotsaxis} ## embeddings B  # 0 # 1 # 0 # 0 # 0 # 0 #{dotsaxis} ## embddings C # 0 # 0 # 1 # 0 # 1 # 1 #{dotsaxis} ## thermodynamics features A  # 0 # 0 # 0 # 1 # 0 # 0 #{dotsaxis} ##  {dotsvert} # {dotsvert} # {dotsvert} # {dotsvert} #{dotsvert} # {dotsvert} # {dotsvert} #{dotsdown} }right]

</annotation>
  </semantics>
</math>
</file>

<file path=Object 3/content.xml><?xml version="1.0" encoding="utf-8"?>
<math xmlns="http://www.w3.org/1998/Math/MathML" display="block">
  <semantics>
    <mrow>
      <mo fence="true" stretchy="true">[</mo>
      <mrow>
        <mtable>
          <mtr>
            <mtd>
              <mrow>
                <mi mathvariant="italic">feature</mi>
                <mi>A</mi>
              </mrow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feature</mi>
                <mi>B</mi>
              </mrow>
            </mtd>
            <mtd>
              <mn>0</mn>
            </mtd>
            <mtd>
              <mn>1</mn>
            </mtd>
            <mtd>
              <mn>0</mn>
            </mtd>
            <mtd>
              <mn>0</mn>
            </mtd>
            <mtd>
              <mn>0</mn>
            </mtd>
            <mtd>
              <mn>0</mn>
            </mtd>
            <mtd>
              <mo stretchy="false">⋯</mo>
            </mtd>
          </mtr>
          <mtr>
            <mtd>
              <mrow>
                <mi mathvariant="italic">feature</mi>
                <mi>C</mi>
              </mrow>
            </mtd>
            <mtd>
              <mn>0</mn>
            </mtd>
            <mtd>
              <mn>0</mn>
            </mtd>
            <mtd>
              <mn>1</mn>
            </mtd>
            <mtd>
              <mn>0</mn>
            </mtd>
            <mtd>
              <mn>1</mn>
            </mtd>
            <mtd>
              <mn>1</mn>
            </mtd>
            <mtd>
              <mo stretchy="false">⋯</mo>
            </mtd>
          </mtr>
        </mtable>
      </mrow>
      <mo fence="true" stretchy="true">]</mo>
    </mrow>
    <annotation encoding="StarMath 5.0">left[matrix{ feature A # 1 # 0 # 0 # 0 # 0 # 0 #{dotsaxis} ## feature B  # 0 # 1 # 0 # 0 # 0 # 0 #{dotsaxis} ## feature C # 0 # 0 # 1 # 0 # 1 # 1 #{dotsaxis}   }right]

</annotation>
  </semantics>
</math>
</file>